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's an overview of key sections in the file and how you can modify it to accommodate multi-class segmentation.</text:p>
      <text:h text:style-name="Heading_20_3" text:outline-level="3">1. <text:span text:style-name="Strong_20_Emphasis">YOLOP Architecture Overview</text:span>:</text:h>
      <text:p text:style-name="Text_20_body">The YOLOP model typically consists of:</text:p>
      <text:list text:style-name="L1">
        <text:list-item>
          <text:p text:style-name="P5"><text:span text:style-name="Strong_20_Emphasis">Backbone</text:span>: Feature extraction layers (e.g., CSPDarknet53).</text:p>
        </text:list-item>
        <text:list-item>
          <text:p text:style-name="P5"><text:span text:style-name="Strong_20_Emphasis">Detection Head</text:span>: Performs object detection (bounding boxes).</text:p>
        </text:list-item>
        <text:list-item>
          <text:p text:style-name="P5"><text:span text:style-name="Strong_20_Emphasis">Segmentation Heads</text:span>:</text:p>
          <text:list>
            <text:list-item>
              <text:p text:style-name="P5"><text:span text:style-name="Strong_20_Emphasis">Lane Detection Head</text:span>: A binary segmentation head (which you’ve removed or modified).</text:p>
            </text:list-item>
            <text:list-item>
              <text:p text:style-name="P4"><text:span text:style-name="Strong_20_Emphasis">Driving Area Segmentation Head</text:span>: Originally a binary head, which you want to turn into a multi-class segmentation head.</text:p>
            </text:list-item>
          </text:list>
        </text:list-item>
      </text:list>
      <text:h text:style-name="Heading_20_3" text:outline-level="3">2. <text:span text:style-name="Strong_20_Emphasis">Modifying the Segmentation Head for Multi-Class Output</text:span>:</text:h>
      <text:p text:style-name="Text_20_body">The driving area segmentation head, which was initially designed for binary classification (e.g., driving area vs. non-driving area), needs to be modified to handle multiple classes.</text:p>
      <text:h text:style-name="Heading_20_4" text:outline-level="4">Modifying the Segmentation Output:</text:h>
      <text:p text:style-name="Text_20_body">The key change is to ensure that the last layer in the segmentation head outputs the required number of channels, where each channel represents a class.</text:p>
      <text:p text:style-name="Text_20_body">Look for the segmentation part of the model, typically a <text:span text:style-name="Source_20_Text">Conv2d</text:span> layer, that outputs 1 channel for binary classification, and change it to output <text:span text:style-name="Source_20_Text">n</text:span> channels, where <text:span text:style-name="Source_20_Text">n</text:span> is the number of classes (in your case, 8).</text:p>
      <text:p text:style-name="Text_20_body"><text:span text:style-name="Strong_20_Emphasis">Example Change</text:span>:</text:p>
      <text:p text:style-name="Preformatted_20_Text">python</text:p>
      <text:p text:style-name="Preformatted_20_Text">Copy code</text:p>
      <text:p text:style-name="P1"><text:span text:style-name="Source_20_Text"># From</text:span></text:p>
      <text:p text:style-name="P2"><text:span text:style-name="Source_20_Text">self.segmentation_head = nn.Conv2d(256, 1, kernel_size=1)</text:span></text:p>
      <text:p text:style-name="P2"/>
      <text:p text:style-name="P2"><text:span text:style-name="Source_20_Text"># To (for 8 classes)</text:span></text:p>
      <text:p text:style-name="P3"><text:span text:style-name="Source_20_Text">self.segmentation_head = nn.Conv2d(256, 8, kernel_size=1)</text:span></text:p>
      <text:p text:style-name="Text_20_body">This change ensures that the network predicts 8 separate masks (one per class) rather than a single binary mask.</text:p>
      <text:h text:style-name="Heading_20_3" text:outline-level="3">3. <text:span text:style-name="Strong_20_Emphasis">Loss Function Modifications</text:span>:</text:h>
      <text:p text:style-name="Text_20_body">If the original YOLOP code uses binary cross-entropy (BCE) for segmentation loss, you’ll need to change it to <text:span text:style-name="Strong_20_Emphasis">cross-entropy</text:span> loss for multi-class segmentation.</text:p>
      <text:p text:style-name="Text_20_body">Example change in the loss function:</text:p>
      <text:p text:style-name="Preformatted_20_Text">python</text:p>
      <text:p text:style-name="Preformatted_20_Text">Copy code</text:p>
      <text:p text:style-name="P1"><text:span text:style-name="Source_20_Text"># From Binary Cross Entropy for binary segmentation</text:span></text:p>
      <text:p text:style-name="P2"><text:span text:style-name="Source_20_Text">segmentation_loss = nn.BCEWithLogitsLoss()</text:span></text:p>
      <text:p text:style-name="P2"/>
      <text:p text:style-name="P2"><text:span text:style-name="Source_20_Text"># To Cross Entropy for multi-class segmentation</text:span></text:p>
      <text:p text:style-name="P3"><text:span text:style-name="Source_20_Text">segmentation_loss = nn.CrossEntropyLoss()</text:span></text:p>
      <text:h text:style-name="Heading_20_3" text:outline-level="3"><text:soft-page-break/>4. <text:span text:style-name="Strong_20_Emphasis">Forward Pass in YOLOP.py</text:span>:</text:h>
      <text:p text:style-name="Text_20_body">You might need to modify the <text:span text:style-name="Source_20_Text">forward()</text:span> function of the YOLOP model to ensure that it processes the multi-class segmentation masks correctly.</text:p>
      <text:p text:style-name="Text_20_body">Here’s a simplified example of what this might look like:</text:p>
      <text:p text:style-name="Preformatted_20_Text">python</text:p>
      <text:p text:style-name="Preformatted_20_Text">Copy code</text:p>
      <text:p text:style-name="P1"><text:span text:style-name="Source_20_Text">def forward(self, x):</text:span></text:p>
      <text:p text:style-name="P2"><text:span text:style-name="Source_20_Text"><text:s text:c="4"/># x goes through the backbone (feature extraction)</text:span></text:p>
      <text:p text:style-name="P2"><text:span text:style-name="Source_20_Text"><text:s text:c="4"/>backbone_features = self.backbone(x)</text:span></text:p>
      <text:p text:style-name="P2"><text:span text:style-name="Source_20_Text"><text:s text:c="4"/></text:span></text:p>
      <text:p text:style-name="P2"><text:span text:style-name="Source_20_Text"><text:s text:c="4"/># Object detection output</text:span></text:p>
      <text:p text:style-name="P2"><text:span text:style-name="Source_20_Text"><text:s text:c="4"/>detect_out = self.detect(backbone_features)</text:span></text:p>
      <text:p text:style-name="P2"/>
      <text:p text:style-name="P2"><text:span text:style-name="Source_20_Text"><text:s text:c="4"/># Multi-class segmentation output</text:span></text:p>
      <text:p text:style-name="P2"><text:span text:style-name="Source_20_Text"><text:s text:c="4"/>segmentation_out = self.segmentation_head(backbone_features)</text:span></text:p>
      <text:p text:style-name="P2"><text:span text:style-name="Source_20_Text"><text:s text:c="4"/></text:span></text:p>
      <text:p text:style-name="P2"><text:span text:style-name="Source_20_Text"><text:s text:c="4"/># Return both outputs for loss calculation</text:span></text:p>
      <text:p text:style-name="P3"><text:span text:style-name="Source_20_Text"><text:s text:c="4"/>return detect_out, segmentation_out</text:span></text:p>
      <text:h text:style-name="Heading_20_3" text:outline-level="3">5. <text:span text:style-name="Strong_20_Emphasis">Data Preprocessing</text:span>:</text:h>
      <text:p text:style-name="Text_20_body">Make sure the data loader and preprocessing steps match your new multi-class setup. For example, ensure masks are loaded and passed as class indices (as mentioned earlier), and they match the expected format in the loss calculation.</text:p>
      <text:h text:style-name="Heading_20_3" text:outline-level="3">6. <text:span text:style-name="Strong_20_Emphasis">Evaluation and Inference</text:span>:</text:h>
      <text:p text:style-name="Text_20_body">During inference, the segmentation output will contain <text:span text:style-name="Source_20_Text">n</text:span> channels. You need to modify the post-processing steps to handle multi-class predictions, typically by taking the <text:span text:style-name="Source_20_Text">argmax</text:span> of the output to determine the predicted class for each pixel.</text:p>
      <text:p text:style-name="Text_20_body">Example for post-processing:</text:p>
      <text:p text:style-name="Preformatted_20_Text">python</text:p>
      <text:p text:style-name="Preformatted_20_Text">Copy code</text:p>
      <text:p text:style-name="P1"><text:span text:style-name="Source_20_Text"># Multi-class output processing</text:span></text:p>
      <text:p text:style-name="P3"><text:span text:style-name="Source_20_Text">_, predicted_classes = torch.max(segmentation_out, dim=1)</text:span></text:p>
      <text:h text:style-name="Heading_20_3" text:outline-level="3">Summary of Changes:</text:h>
      <text:list text:style-name="L2">
        <text:list-item>
          <text:p text:style-name="P7"><text:span text:style-name="Strong_20_Emphasis">Segmentation Head</text:span>: Modify to output multiple classes.</text:p>
        </text:list-item>
        <text:list-item>
          <text:p text:style-name="P7"><text:span text:style-name="Strong_20_Emphasis">Loss Function</text:span>: Change to <text:span text:style-name="Source_20_Text">CrossEntropyLoss</text:span> for multi-class segmentation.</text:p>
        </text:list-item>
        <text:list-item>
          <text:p text:style-name="P7"><text:span text:style-name="Strong_20_Emphasis">Forward Pass</text:span>: Ensure multi-class predictions are processed in the forward pass.</text:p>
        </text:list-item>
        <text:list-item>
          <text:p text:style-name="P6"><text:span text:style-name="Strong_20_Emphasis">Post-Processing</text:span>: Modify inference to handle multi-class outputs (<text:span text:style-name="Source_20_Text">argmax</text:span>).</text:p>
        </text:list-item>
      </text:list>
      <text:p text:style-name="Text_20_body">Let me know if you need help with specific parts of the <text:span text:style-name="Source_20_Text">YOLOP.py</text:span> file or if you have any additional questions!</text:p>
      <text:p text:style-name="Text_20_body"/>
      <text:p text:style-name="Text_20_body"/>
      <text:p text:style-name="Text_20_body"/>
      <text:p text:style-name="Text_20_body"><text:soft-page-break/></text:p>
      <text:p text:style-name="Text_20_body">You're right, in the YOLOP model structure, there isn't a clearly named "segmentation head" in the `YOLOP.py` file. Instead, the segmentation tasks (for lane and driving area detection) are embedded within the larger architecture, typically alongside object detection layers. In YOLOP, segmentation and detection tasks share a backbone, and specific layers are designated for each task. </text:p>
      <text:p text:style-name="Text_20_body"/>
      <text:p text:style-name="Text_20_body">### How YOLOP Handles Segmentation</text:p>
      <text:p text:style-name="Text_20_body"/>
      <text:p text:style-name="Text_20_body">YOLOP integrates two tasks in addition to object detection:</text:p>
      <text:p text:style-name="Text_20_body">1. **Driving Area Segmentation**</text:p>
      <text:p text:style-name="Text_20_body">2. **Lane Line Detection**</text:p>
      <text:p text:style-name="Text_20_body"/>
      <text:p text:style-name="Text_20_body">Both tasks might be handled by distinct layers (though sharing the backbone), and these layers are responsible for generating binary masks (originally) for each task.</text:p>
      <text:p text:style-name="Text_20_body"/>
      <text:p text:style-name="Text_20_body">Since you're now converting the binary segmentation task to multi-class segmentation for driving area (or both), let’s walk through the right sections of the code and the changes needed.</text:p>
      <text:p text:style-name="Text_20_body"/>
      <text:p text:style-name="Text_20_body">### Step-by-Step Approach to Modifying YOLOP for Multi-Class Segmentation</text:p>
      <text:p text:style-name="Text_20_body"/>
      <text:p text:style-name="Text_20_body">#### 1. **Locate the Output Layers for Segmentation**</text:p>
      <text:p text:style-name="Text_20_body"/>
      <text:p text:style-name="Text_20_body">In the `YOLOP.py` file, look for the part of the code responsible for the segmentation tasks. YOLOP usually has layers where the segmentation outputs are predicted. They may be named something like "da_head" (for driving area) or "ll_head" (for lane lines).</text:p>
      <text:p text:style-name="Text_20_body"/>
      <text:p text:style-name="Text_20_body">```python</text:p>
      <text:p text:style-name="Text_20_body"># Example layer for driving area segmentation</text:p>
      <text:p text:style-name="Text_20_body">self.seg_head_da = nn.Conv2d(256, 1, kernel_size=1)</text:p>
      <text:p text:style-name="Text_20_body">```</text:p>
      <text:p text:style-name="Text_20_body"/>
      <text:p text:style-name="Text_20_body">#### 2. **Change the Segmentation Output to Multi-Class**</text:p>
      <text:p text:style-name="Text_20_body"/>
      <text:p text:style-name="Text_20_body"><text:soft-page-break/>The current `seg_head_da` likely outputs a single channel (binary segmentation). To extend this to multi-class segmentation, you need to modify this layer to output the number of classes you’re interested in. For 8 classes, change it to:</text:p>
      <text:p text:style-name="Text_20_body"/>
      <text:p text:style-name="Text_20_body">```python</text:p>
      <text:p text:style-name="Text_20_body"># Change 1 output channel (binary) to 8 output channels (multi-class)</text:p>
      <text:p text:style-name="Text_20_body">self.seg_head_da = nn.Conv2d(256, 8, kernel_size=1)</text:p>
      <text:p text:style-name="Text_20_body">```</text:p>
      <text:p text:style-name="Text_20_body"/>
      <text:p text:style-name="Text_20_body">This change means that the driving area segmentation task will now predict 8 different classes (one per channel) instead of a binary mask.</text:p>
      <text:p text:style-name="Text_20_body"/>
      <text:p text:style-name="Text_20_body">#### 3. **Modify the Loss Function for Multi-Class Segmentation**</text:p>
      <text:p text:style-name="Text_20_body"/>
      <text:p text:style-name="Text_20_body">Next, update the loss function for segmentation. YOLOP likely uses **Binary Cross-Entropy (BCE)** loss for binary segmentation tasks. Since you are dealing with multiple classes, you need to switch to **Cross-Entropy Loss**, which is designed for multi-class problems.</text:p>
      <text:p text:style-name="Text_20_body"/>
      <text:p text:style-name="Text_20_body">Find the part of the code where the loss is calculated and change:</text:p>
      <text:p text:style-name="Text_20_body"/>
      <text:p text:style-name="Text_20_body">```python</text:p>
      <text:p text:style-name="Text_20_body"># From (binary segmentation):</text:p>
      <text:p text:style-name="Text_20_body">segmentation_loss = nn.BCEWithLogitsLoss()</text:p>
      <text:p text:style-name="Text_20_body"/>
      <text:p text:style-name="Text_20_body"># To (multi-class segmentation):</text:p>
      <text:p text:style-name="Text_20_body">segmentation_loss = nn.CrossEntropyLoss()</text:p>
      <text:p text:style-name="Text_20_body">```</text:p>
      <text:p text:style-name="Text_20_body"/>
      <text:p text:style-name="Text_20_body">Cross-Entropy Loss is suited for multi-class classification, where each pixel is assigned a class (0 to 7 in your case).</text:p>
      <text:p text:style-name="Text_20_body"/>
      <text:p text:style-name="Text_20_body">#### 4. **Modify the Forward Function**</text:p>
      <text:p text:style-name="Text_20_body"/>
      <text:p text:style-name="Text_20_body"><text:soft-page-break/>In YOLOP, the `forward()` function handles the forward pass through the network. Here, the features from the backbone are processed by the segmentation and detection layers.</text:p>
      <text:p text:style-name="Text_20_body"/>
      <text:p text:style-name="Text_20_body">Make sure the `forward()` function processes the multi-class segmentation correctly. The output for segmentation should now include multiple channels (one per class).</text:p>
      <text:p text:style-name="Text_20_body"/>
      <text:p text:style-name="Text_20_body">```python</text:p>
      <text:p text:style-name="Text_20_body">def forward(self, x):</text:p>
      <text:p text:style-name="Text_20_body"><text:s text:c="4"/># x goes through the backbone (feature extraction)</text:p>
      <text:p text:style-name="Text_20_body"><text:s text:c="4"/>backbone_features = self.backbone(x)</text:p>
      <text:p text:style-name="Text_20_body"><text:s text:c="4"/></text:p>
      <text:p text:style-name="Text_20_body"><text:s text:c="4"/># Object detection output</text:p>
      <text:p text:style-name="Text_20_body"><text:s text:c="4"/>detect_out = self.detect(backbone_features)</text:p>
      <text:p text:style-name="Text_20_body"/>
      <text:p text:style-name="Text_20_body"><text:s text:c="4"/># Driving area segmentation output (now multi-class)</text:p>
      <text:p text:style-name="Text_20_body"><text:s text:c="4"/>da_seg_out = self.seg_head_da(backbone_features)</text:p>
      <text:p text:style-name="Text_20_body"><text:s text:c="4"/></text:p>
      <text:p text:style-name="Text_20_body"><text:s text:c="4"/># Return both detection and segmentation outputs</text:p>
      <text:p text:style-name="Text_20_body"><text:s text:c="4"/>return detect_out, da_seg_out</text:p>
      <text:p text:style-name="Text_20_body">```</text:p>
      <text:p text:style-name="Text_20_body"/>
      <text:p text:style-name="Text_20_body">#### 5. **Post-Processing During Inference**</text:p>
      <text:p text:style-name="Text_20_body"/>
      <text:p text:style-name="Text_20_body">During inference, the model will output `n` channels for the segmentation (where `n` is the number of classes). To get the final segmentation map, you'll need to apply an `argmax` operation to select the most probable class for each pixel.</text:p>
      <text:p text:style-name="Text_20_body"/>
      <text:p text:style-name="Text_20_body">For instance:</text:p>
      <text:p text:style-name="Text_20_body"/>
      <text:p text:style-name="Text_20_body">```python</text:p>
      <text:p text:style-name="Text_20_body"># Apply argmax to get the predicted class for each pixel</text:p>
      <text:p text:style-name="Text_20_body">_, predicted_classes = torch.max(da_seg_out, dim=1)</text:p>
      <text:p text:style-name="Text_20_body">```</text:p>
      <text:p text:style-name="Text_20_body"><text:soft-page-break/></text:p>
      <text:p text:style-name="Text_20_body">This will give you the predicted class for each pixel in the driving area segmentation.</text:p>
      <text:p text:style-name="Text_20_body"/>
      <text:p text:style-name="Text_20_body">### Summary of Modifications</text:p>
      <text:p text:style-name="Text_20_body"/>
      <text:p text:style-name="Text_20_body">1. **Output Layers**: Change the segmentation output layer to predict 8 channels (for 8 classes).</text:p>
      <text:p text:style-name="Text_20_body">2. **Loss Function**: Switch from `BCEWithLogitsLoss` to `CrossEntropyLoss` for multi-class segmentation.</text:p>
      <text:p text:style-name="Text_20_body">3. **Forward Pass**: Ensure the forward function returns the multi-class segmentation output.</text:p>
      <text:p text:style-name="Text_20_body">4. **Post-Processing**: Use `argmax` during inference to get the final class predictions for segmentation.</text:p>
      <text:p text:style-name="Text_20_body"/>
      <text:p text:style-name="Text_20_body">These steps should prepare YOLOP to work with multi-class segmentation for the driving area detection task. Let me know if you need further guidance with specific parts of the cod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hank you for sharing the architecture of YOLOP, which is clearly defined in a sequence of operations. I can see the layout for the detection head (`Detect`) and segmentation heads for both the **driving area segmentation** and **lane line segmentation**.</text:p>
      <text:p text:style-name="Standard"/>
      <text:p text:style-name="Standard">### Modifications for Multi-Class Segmentation</text:p>
      <text:p text:style-name="Standard"/>
      <text:p text:style-name="Standard">Based on your architecture, the driving area segmentation head is currently a **binary** head with the final layer outputting 2 channels (which implies it uses binary classification—one class for the driving area and another for the background).</text:p>
      <text:p text:style-name="Standard"/>
      <text:p text:style-name="Standard">To convert this into a **multi-class segmentation head** for 8 classes, we will need to change the final layer (currently producing 2 channels) to produce 8 channels—one for each class.</text:p>
      <text:p text:style-name="Standard"/>
      <text:p text:style-name="Standard">### Steps to Modify the YOLOP Architecture</text:p>
      <text:p text:style-name="Standard"/>
      <text:p text:style-name="Standard">#### 1. **Modify Driving Area Segmentation Head**</text:p>
      <text:p text:style-name="Standard"/>
      <text:p text:style-name="Standard">You need to change the final layer of the driving area segmentation head (`Conv(8, 2, 3, 1)` at line 33) to output **8 classes** instead of 2.</text:p>
      <text:p text:style-name="Standard"/>
      <text:p text:style-name="Standard">**Original Line**:</text:p>
      <text:p text:style-name="Standard">```python</text:p>
      <text:p text:style-name="Standard">[ -1, Conv, [8, 2, 3, 1]], #33 Driving area segmentation head</text:p>
      <text:p text:style-name="Standard">```</text:p>
      <text:p text:style-name="Standard"/>
      <text:p text:style-name="Standard">**Modified Line** (for 8 classes):</text:p>
      <text:p text:style-name="Standard">```python</text:p>
      <text:p text:style-name="Standard">[ -1, Conv, [8, 8, 3, 1]], #33 Driving area segmentation head</text:p>
      <text:p text:style-name="Standard">```</text:p>
      <text:p text:style-name="Standard"/>
      <text:p text:style-name="Standard">This ensures that the driving area segmentation head outputs 8 channels, one for each class.</text:p>
      <text:p text:style-name="Standard"/>
      <text:p text:style-name="Standard">#### 2. **Loss Function Modification**</text:p>
      <text:p text:style-name="Standard"/>
      <text:p text:style-name="Standard">In the training loop, change the loss function from **Binary Cross Entropy** (BCE) to **Cross Entropy Loss** (CE) for multi-class segmentation.</text:p>
      <text:p text:style-name="Standard"/>
      <text:p text:style-name="Standard">For example, where the loss is being calculated for segmentation, change from:</text:p>
      <text:p text:style-name="Standard"/>
      <text:p text:style-name="Standard">```python</text:p>
      <text:p text:style-name="Standard">segmentation_loss = nn.BCEWithLogitsLoss()</text:p>
      <text:p text:style-name="Standard">```</text:p>
      <text:p text:style-name="Standard"/>
      <text:p text:style-name="Standard">To:</text:p>
      <text:p text:style-name="Standard"/>
      <text:p text:style-name="Standard">```python</text:p>
      <text:p text:style-name="Standard">segmentation_loss = nn.CrossEntropyLoss()</text:p>
      <text:p text:style-name="Standard">```</text:p>
      <text:p text:style-name="Standard"/>
      <text:p text:style-name="Standard">This is essential because Cross Entropy is designed for multi-class classification problems.</text:p>
      <text:p text:style-name="Standard"/>
      <text:p text:style-name="Standard">#### 3. **Post-Processing During Inference**</text:p>
      <text:p text:style-name="Standard"><text:soft-page-break/></text:p>
      <text:p text:style-name="Standard">During inference, the multi-class output needs to be processed by selecting the class with the highest probability for each pixel. Use the `argmax()` function on the output of the segmentation head to convert the 8-channel output into a single-channel mask where each pixel represents a class.</text:p>
      <text:p text:style-name="Standard"/>
      <text:p text:style-name="Standard">```python</text:p>
      <text:p text:style-name="Standard"># Apply argmax to get the predicted class for each pixel</text:p>
      <text:p text:style-name="Standard">_, predicted_classes = torch.max(da_seg_out, dim=1)</text:p>
      <text:p text:style-name="Standard">```</text:p>
      <text:p text:style-name="Standard"/>
      <text:p text:style-name="Standard">This will convert the multi-class output into a format suitable for evaluation and visualization.</text:p>
      <text:p text:style-name="Standard"/>
      <text:p text:style-name="Standard">### 4. **Forward Pass Update**</text:p>
      <text:p text:style-name="Standard"/>
      <text:p text:style-name="Standard">If the forward pass needs to accommodate these changes, ensure that the driving area segmentation part of the network processes the multi-class output correctly.</text:p>
      <text:p text:style-name="Standard"/>
      <text:p text:style-name="Standard">In your `forward()` function (if it's explicitly defined in `YOLOP.py`), you need to make sure the driving area segmentation (`seg_head_da` or its equivalent) handles 8 classes, and that it outputs multi-class predictions for further processing.</text:p>
      <text:p text:style-name="Standard"/>
      <text:p text:style-name="Standard">### Summary of Changes:</text:p>
      <text:p text:style-name="Standard"/>
      <text:p text:style-name="Standard">1. **Driving Area Segmentation Head**: Modify the last convolution layer from 2 channels to 8 channels (for 8 classes).</text:p>
      <text:p text:style-name="Standard">2. **Loss Function**: Switch to `CrossEntropyLoss` for multi-class segmentation.</text:p>
      <text:p text:style-name="Standard">3. **Inference**: Use `argmax()` to select the most likely class for each pixel during inference.</text:p>
      <text:p text:style-name="Standard">4. **Forward Pass**: Ensure the forward pass accommodates the changes for multi-class segmentation output.</text:p>
      <text:p text:style-name="Standard"/>
      <text:p text:style-name="Standard">With these modifications, YOLOP will be able to perform multi-class segmentation for the driving area, along with its detection and lane line tasks.</text:p>
      <text:p text:style-name="Standard"/>
      <text:p text:style-name="Standard">Let me know if you need further assistance with specific code sections or additional clarification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7:54:10.329000000</meta:creation-date>
    <dc:date>2024-10-24T07:59:24.777000000</dc:date>
    <meta:editing-duration>PT5M14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8" meta:paragraph-count="166" meta:word-count="1674" meta:character-count="11441" meta:non-whitespace-character-count="9859"/>
  </office:meta>
</office:document-meta>
</file>